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officeooo:rsid="001df4cb" officeooo:paragraph-rsid="001df4cb"/>
    </style:style>
    <style:style style:name="P2" style:family="paragraph" style:parent-style-name="Standard">
      <style:text-properties officeooo:rsid="001df4cb" officeooo:paragraph-rsid="0021513d"/>
    </style:style>
    <style:style style:name="P3" style:family="paragraph" style:parent-style-name="Standard">
      <style:text-properties fo:font-style="normal" fo:font-weight="normal" officeooo:paragraph-rsid="001fea7e" style:font-style-asian="normal" style:font-weight-asian="normal" style:font-style-complex="normal" style:font-weight-complex="normal"/>
    </style:style>
    <style:style style:name="P4" style:family="paragraph" style:parent-style-name="Standard">
      <style:text-properties fo:font-style="normal" fo:font-weight="normal" officeooo:rsid="001fea7e" officeooo:paragraph-rsid="001fea7e" style:font-style-asian="normal" style:font-weight-asian="normal" style:font-style-complex="normal" style:font-weight-complex="normal"/>
    </style:style>
    <style:style style:name="P5" style:family="paragraph" style:parent-style-name="Standard">
      <style:text-properties fo:font-style="normal" fo:font-weight="normal" officeooo:rsid="0021513d" officeooo:paragraph-rsid="0021513d" style:font-style-asian="normal" style:font-weight-asian="normal" style:font-style-complex="normal" style:font-weight-complex="normal"/>
    </style:style>
    <style:style style:name="P6" style:family="paragraph" style:parent-style-name="Standard">
      <style:text-properties fo:font-style="normal" fo:font-weight="normal" officeooo:rsid="0022d2dd" officeooo:paragraph-rsid="0022d2dd" style:font-style-asian="normal" style:font-weight-asian="normal" style:font-style-complex="normal" style:font-weight-complex="normal"/>
    </style:style>
    <style:style style:name="T1" style:family="text">
      <style:text-properties officeooo:rsid="001fea7e"/>
    </style:style>
    <style:style style:name="T2" style:family="text">
      <style:text-properties fo:font-style="normal" fo:font-weight="normal" officeooo:rsid="001fea7e" style:font-style-asian="normal" style:font-weight-asian="normal" style:font-style-complex="normal" style:font-weight-complex="normal"/>
    </style:style>
    <style:style style:name="T3" style:family="text">
      <style:text-properties officeooo:rsid="002259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1)</text:p>
      <text:p text:style-name="P2">a) </text:p>
      <text:p text:style-name="P2"><text:span text:style-name="T1">Die im Petri-Netz "Speicherkomponenten" genannten Elemente repräsentieren für unsere Definition die Kanäle(Channels). Die von einem oder mehreren Ausgabeports an den Kanal übergebenen Daten </text:span><text:span text:style-name="T2">werden an einen oder mehrere Eingangsports übertragen. Die Darstellung im Petri-Netz ist ein Kreis oder eine (andere) Ellipse.</text:span></text:p>
      <text:p text:style-name="P1"><text:span text:style-name="T2"/></text:p>
      <text:p text:style-name="P3"><text:span text:style-name="T1">Die im Petri-Netz "</text:span>Transitionen" <text:span text:style-name="T1">genannten Elemente verändern die über Channels und Ports übermittelten Daten. Sie werden darsgestellt durch Quadrate. Im Datenflussdiagramm nennen wir diese "Prozesse".</text:span></text:p>
      <text:p text:style-name="P3"/>
      <text:p text:style-name="P4">Die Ports werden durch die Pfeile dargestellt. Ein Pfeil, der auf eine Transition zeigt, bedeutet, dass hier ein Eingabeport der Transition, des Prozesses vorliegt.</text:p>
      <text:p text:style-name="P4">Ein Pfeil, der von einer Transition wegzeigt, bedeutet hingegen, dass dort, wo der Pfeil seinen Anfang hat(also wo keine Spitze ist) ein Ausgabeport der Prozesses vorzuliegen hat.</text:p>
      <text:p text:style-name="P4"/>
      <text:p text:style-name="P4">Die Übertragungswege der Daten werden durch eben jene Pfeile dargestellt, die im Petri-Netz Übergänge genannt werden.</text:p>
      <text:p text:style-name="P4"/>
      <text:p text:style-name="P5">Die Datengegenstände werden im Petri-Netz "intuitiv" dargestellt, also etwa, indem man die Konstante, die hinzuaddiert wird, einfach auch so zu dem Prozess schreibt, dass erkennbar wird, dass dort diese Konstante hinzuaddiert werden soll.</text:p>
      <text:p text:style-name="P5"/>
      <text:p text:style-name="P5">b)<text:line-break/>Das dann auftretende Problem ist, dass nebenläufig gleichzeitige Aktiviertheit von Transitionen vorliegt. Von vornherein ist es also nicht bestimmbar, welchen Pfad das Verhalten des Systems einschlägt. Insbesondere folgen daraus Synchronisierungsprobleme, weil nicht vorhergesagt werden kann, welcher Prozess mit welchem Verhalten eines anderen Prozesses rechnen kann.</text:p>
      <text:p text:style-name="P5"/>
      <text:p text:style-name="P5">Aufgabe 2)</text:p>
      <text:p text:style-name="P5">a)</text:p>
      <text:p text:style-name="P5">Beschreibung: Benötigt wird in jedem Fall ein Urknoten, der das System startet und der vom Anwender <text:s/>in Gang gesetzt wird. <text:span text:style-name="T3">Dieser, der Urknoten, kann eine beliebige Zahl anderer Prozesse starten und bestimmen, welches Verhalten diese aufweisen. Durch die dynamische Natur, die durch die Methode fork ermöglicht wird, ist es aber zusätzlich möglich, dass einer oder mehrere dieser Prozesse wiederrum andere Prozesse starten, von den der Urknoten gar nichts weiß. Dies ist theoretisch unendlich tief erweiterbar, wobei natürlich jeder Knoten immer nur von den, von ihm gestarteten Knoten weiß. <text:line-break/>Die Zeichnung befindet sich in dem Archiv als Bilddatei!</text:span></text:p>
      <text:p text:style-name="P6"><text:span text:style-name="T3">D</text:span>ie Kanten bedeuten, welcher Prozess welchen gestartet hat und von welchem er weiß.</text:p>
      <text:p text:style-name="P6"/>
      <text:p text:style-name="P6">b) Es liegt eine Client-Server-Architektur vor!</text:p>
      <text:p text:style-name="P6">Der Client, welcher mit Hilfe der fork-Methode die Server erstellt weiß von diesen und ihren Diensten. Der Server hingegen weiß nicht vom Client, denn er gibt einfach seinen Output über die Standard-Ausgabe aus und den Input über die Standard-Eingabe an. Die Anfrage an den Server enthält jeweils Argumente, mindestens, welche Art des Programms dieser auszuführen hat. Die Ausgabe des Server enthält jeweils die Ergebnisse, die durch die Anfrage des Server und dessen mitgegebene Parameter bestimmt worden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ejaVu Sans" style:font-size-asian="10.5pt" style:language-asian="zxx" style:country-asian="none" style:font-name-complex="Gargi-1.2b"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Gargi-1.2b"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22:05:57.291165076</meta:creation-date>
    <dc:date>2013-10-31T23:06:13.078558245</dc:date>
    <meta:editing-duration>PT29M54S</meta:editing-duration>
    <meta:editing-cycles>3</meta:editing-cycles>
    <meta:generator>LibreOffice/4.1.2.3$Linux_x86 LibreOffice_project/410m0$Build-3</meta:generator>
    <meta:document-statistic meta:table-count="0" meta:image-count="0" meta:object-count="0" meta:page-count="1" meta:paragraph-count="15" meta:word-count="411" meta:character-count="2901" meta:non-whitespace-character-count="2502"/>
  </office:meta>
</office:document-meta>
</file>